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BudgetCalcu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Percent Calculat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currency" office:currency="USD" office:value="6820000000000">
            <text:p>$6,820,000,000,000.00</text:p>
          </table:table-cell>
          <table:table-cell office:value-type="string">
            <text:p><text:s/>= National Budget 2021</text:p>
          </table:table-cell>
        </table:table-row>
        <table:table-row table:style-name="ro2">
          <table:table-cell/>
          <table:table-cell table:style-name="ce1"/>
          <table:table-cell office:value-type="string">
            <text:p><text:s text:c="2"/><text:a xlink:href="https://datalab.usaspending.gov/americas-finance-guide/spending/#:~:text=In%202021%2C%20the%20government%20spent%20%246.82%20trillion.&amp;text=The%20government%20spends%20money%20on,people%20of%20the%20United%20States">https://datalab.usaspending.gov/americas-finance-guide/spending/#:~:text=In%202021%2C%20the%20government%20spent%20%246.82%20trillion.&amp;text=The%20government%20spends%20money%20on,people%20of%20the%20United%20States</text:a>.</text:p>
          </table:table-cell>
        </table:table-row>
        <table:table-row table:style-name="ro1">
          <table:table-cell/>
          <table:table-cell table:style-name="ce1" office:value-type="currency" office:currency="USD" office:value="752900000000">
            <text:p>$752,900,000,000.00</text:p>
          </table:table-cell>
          <table:table-cell office:value-type="string">
            <text:p><text:s/>= DOD Budget</text:p>
          </table:table-cell>
        </table:table-row>
        <table:table-row table:style-name="ro2">
          <table:table-cell/>
          <table:table-cell table:style-name="ce1"/>
          <table:table-cell office:value-type="string">
            <text:p><text:s text:c="2"/><text:a xlink:href="https://news.usni.org/2021/11/16/overview-of-department-of-defense-budget-process">https://news.usni.org/2021/11/16/overview-of-department-of-defense-budget-process</text:a></text:p>
          </table:table-cell>
        </table:table-row>
        <table:table-row table:style-name="ro1">
          <table:table-cell/>
          <table:table-cell table:style-name="ce1" office:value-type="currency" office:currency="USD" office:value="25200000000">
            <text:p>$25,200,000,000.00</text:p>
          </table:table-cell>
          <table:table-cell office:value-type="string">
            <text:p><text:s/>= NASA Budget</text:p>
          </table:table-cell>
        </table:table-row>
        <table:table-row table:style-name="ro2">
          <table:table-cell table:number-columns-repeated="2"/>
          <table:table-cell office:value-type="string">
            <text:p><text:s text:c="2"/><text:a xlink:href="https://www.planetary.org/space-policy/nasas-fy-2021-budget#:~:text=NASA's%20budget%20for%20fiscal%20year,over%20the%20previous%20year's%20amount">https://www.planetary.org/space-policy/nasas-fy-2021-budget#:~:text=NASA's%20budget%20for%20fiscal%20year,over%20the%20previous%20year's%20amount</text:a>.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2" table:formula="of:=[.B7]/[.B5]" office:value-type="percentage" office:value="0.110395894428153">
            <text:p>11.04%</text:p>
          </table:table-cell>
          <table:table-cell office:value-type="string">
            <text:p><text:s/>= Military % of Total National Budg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table:formula="of:=[.B9]/[.B5]" office:value-type="percentage" office:value="0.0036950146627566">
            <text:p>0.37%</text:p>
          </table:table-cell>
          <table:table-cell office:value-type="string">
            <text:p><text:s/>= NASA % of Total National Budg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1/10/2022</text:date>, <text:time>12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10T11:03:27.84</meta:creation-date>
    <dc:date>2022-01-10T12:09:32.96</dc:date>
    <dc:creator>Mark Lehr</dc:creator>
    <meta:editing-duration>PT37M11S</meta:editing-duration>
    <meta:editing-cycles>1</meta:editing-cycles>
    <meta:document-statistic meta:table-count="1" meta:cell-count="14" meta:object-count="0"/>
    <meta:generator>OpenOffice/4.1.6$Win32 OpenOffice.org_project/416m1$Build-9790</meta:generator>
  </office:meta>
</office:document-meta>
</file>